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6.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7.95cm" fo:min-width="25.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3.7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3.5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3.9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5.1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6.9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6.7cm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9.1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9.5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9.3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9.5cm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9.3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9.3cm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8.1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8.3cm"/>
    </style:style>
    <style:style style:name="gr22" style:family="graphic" style:parent-style-name="standard">
      <style:graphic-properties draw:textarea-horizontal-align="justify" draw:textarea-vertical-align="middle" draw:auto-grow-height="false" fo:min-height="5.35cm" fo:min-width="12.3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10.5cm"/>
    </style:style>
    <style:style style:name="gr26" style:family="graphic" style:parent-style-name="standard">
      <style:graphic-properties draw:textarea-horizontal-align="justify" draw:textarea-vertical-align="middle" draw:auto-grow-height="false" fo:min-height="2.15cm" fo:min-width="11.1cm"/>
    </style:style>
    <style:style style:name="gr27" style:family="graphic" style:parent-style-name="standard">
      <style:graphic-properties draw:textarea-horizontal-align="justify" draw:textarea-vertical-align="middle" draw:auto-grow-height="false" fo:min-height="2.15cm" fo:min-width="11.5cm"/>
    </style:style>
    <style:style style:name="gr28" style:family="graphic" style:parent-style-name="standard">
      <style:graphic-properties draw:textarea-horizontal-align="justify" draw:textarea-vertical-align="middle" draw:auto-grow-height="false" fo:min-height="1.95cm" fo:min-width="11.5cm"/>
    </style:style>
    <style:style style:name="gr29" style:family="graphic" style:parent-style-name="standard">
      <style:graphic-properties draw:textarea-horizontal-align="justify" draw:textarea-vertical-align="middle" draw:auto-grow-height="false" fo:min-height="1.95cm" fo:min-width="9.3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subtitle">
      <style:graphic-properties draw:fill-color="#ffffff" fo:min-height="12.17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L1P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>
        <draw:frame presentation:style-name="pr3" draw:layer="layout" svg:width="25.199cm" svg:height="1.771cm" svg:x="1.4cm" svg:y="0.837cm" presentation:class="title" presentation:user-transformed="true">
          <draw:text-box>
            <text:p>Home page</text:p>
          </draw:text-box>
        </draw:frame>
        <draw:custom-shape draw:style-name="gr2" draw:text-style-name="P2" draw:layer="layout" svg:width="4.2cm" svg:height="1cm" svg:x="21.2cm" svg:y="4.2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8cm" svg:x="21.4cm" svg:y="6cm">
          <text:p text:style-name="P2">registr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cm" svg:height="3cm" svg:x="1.4cm" svg:y="3.8cm">
          <text:p text:style-name="P2">cours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8cm" svg:height="2.4cm" svg:x="11cm" svg:y="4cm"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5.6cm" svg:height="8.2cm" svg:x="0.8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4.2cm" svg:height="1cm" svg:x="1.4cm" svg:y="7cm">
          <text:p text:style-name="P2">Navb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0">
        <draw:frame presentation:style-name="pr5" draw:layer="layout" svg:width="25.199cm" svg:height="1.771cm" svg:x="1.4cm" svg:y="0.837cm" presentation:class="title">
          <draw:text-box>
            <text:p>Courses page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custom-shape draw:style-name="gr8" draw:text-style-name="P2" draw:layer="layout" svg:width="14cm" svg:height="2cm" svg:x="6.2cm" svg:y="6.6cm">
          <text:p text:style-name="P2">Course 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4cm" svg:height="2cm" svg:x="6.2cm" svg:y="10cm">
          <text:p text:style-name="P2">Course 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cm" svg:height="2cm" svg:x="6.4cm" svg:y="13.6cm">
          <text:p text:style-name="P2">....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6cm" svg:height="2.8cm" svg:x="21.4cm" svg:y="1.8cm">
          <text:p text:style-name="P2">Login button </text:p>
          <text:p text:style-name="P2">if not logged in or</text:p>
          <text:p text:style-name="P2">User profi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4cm" svg:height="1.6cm" svg:x="21.8cm" svg:y="6.6cm">
          <text:p text:style-name="P2">price-pa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4cm" svg:height="1.6cm" svg:x="21.4cm" svg:y="10.6cm">
          <text:p text:style-name="P2">price-pa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4cm" svg:height="1.6cm" svg:x="21.6cm" svg:y="13.8cm">
          <text:p text:style-name="P2">price-pa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>
        <draw:frame presentation:style-name="pr3" draw:layer="layout" svg:width="25.199cm" svg:height="1.771cm" svg:x="1.4cm" svg:y="0.837cm" presentation:class="title">
          <draw:text-box>
            <text:p>Login page</text:p>
          </draw:text-box>
        </draw:frame>
        <draw:custom-shape draw:style-name="gr12" draw:text-style-name="P2" draw:layer="layout" svg:width="7.4cm" svg:height="1.8cm" svg:x="17cm" svg:y="6.6cm">
          <text:p text:style-name="P2">User nam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.2cm" svg:height="1.6cm" svg:x="17.4cm" svg:y="10cm">
          <text:p text:style-name="P2">passwo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>
        <draw:frame presentation:style-name="pr5" draw:layer="layout" svg:width="25.199cm" svg:height="1.771cm" svg:x="1.4cm" svg:y="0.837cm" presentation:class="title">
          <draw:text-box>
            <text:p>Registration page</text:p>
          </draw:text-box>
        </draw:frame>
        <draw:custom-shape draw:style-name="gr14" draw:text-style-name="P2" draw:layer="layout" svg:width="9.6cm" svg:height="1.6cm" svg:x="8cm" svg:y="5.4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cm" svg:height="1.6cm" svg:x="8cm" svg:y="8.2cm">
          <text:p text:style-name="P2">email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8cm" svg:height="1.4cm" svg:x="8.2cm" svg:y="10.8cm">
          <text:p text:style-name="P2">userid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cm" svg:height="1.8cm" svg:x="8.2cm" svg:y="13cm">
          <text:p text:style-name="P2">password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.8cm" svg:height="1.8cm" svg:x="8.4cm" svg:y="15.4cm">
          <text:p text:style-name="P2">Confirm password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8cm" svg:height="1.6cm" svg:x="8.6cm" svg:y="18cm">
          <text:p text:style-name="P2">payme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>
          <draw:text-box>
            <text:p>Payment </text:p>
          </draw:text-box>
        </draw:frame>
        <draw:custom-shape draw:style-name="gr20" draw:text-style-name="P2" draw:layer="layout" svg:width="8.6cm" svg:height="1.4cm" svg:x="7cm" svg:y="4.8cm">
          <text:p text:style-name="P2">Debit card num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8cm" svg:height="1cm" svg:x="7cm" svg:y="7.2cm">
          <text:p text:style-name="P2">Or Credit card nu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9">
        <draw:frame presentation:style-name="pr5" draw:layer="layout" svg:width="25.199cm" svg:height="1.771cm" svg:x="1.4cm" svg:y="0.837cm" presentation:class="title">
          <draw:text-box>
            <text:p>Course content</text:p>
          </draw:text-box>
        </draw:frame>
        <draw:custom-shape draw:style-name="gr22" draw:text-style-name="P2" draw:layer="layout" svg:width="12.8cm" svg:height="5.6cm" svg:x="7.8cm" svg:y="3.6cm">
          <text:p text:style-name="P2"><text:s/>page1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2cm" svg:height="1.2cm" svg:x="5.4cm" svg:y="10.6cm">
          <text:p text:style-name="P2">Previous pag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4cm" svg:height="1cm" svg:x="18.4cm" svg:y="10.8cm">
          <text:p text:style-name="P2">Next p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9">
        <draw:frame presentation:style-name="pr5" draw:layer="layout" svg:width="25.199cm" svg:height="1.771cm" svg:x="1.4cm" svg:y="0.837cm" presentation:class="title">
          <draw:text-box>
            <text:p>Search page</text:p>
          </draw:text-box>
        </draw:frame>
        <draw:custom-shape draw:style-name="gr25" draw:text-style-name="P2" draw:layer="layout" svg:width="11cm" svg:height="1.4cm" svg:x="8.8cm" svg:y="3cm">
          <text:p text:style-name="P2">Search result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1.6cm" svg:height="2.4cm" svg:x="8.6cm" svg:y="6.2cm">
          <text:p text:style-name="P2">Related course 1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2cm" svg:height="2.4cm" svg:x="8.6cm" svg:y="10cm">
          <text:p text:style-name="P2">Related course 2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2cm" svg:height="2.2cm" svg:x="8.8cm" svg:y="13.6cm">
          <text:p text:style-name="P2">....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6cm" svg:height="2.8cm" svg:x="21.4cm" svg:y="1.8cm">
          <text:p text:style-name="P2">Login button </text:p>
          <text:p text:style-name="P2">if not logged in or</text:p>
          <text:p text:style-name="P2">User prof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draw:frame presentation:style-name="pr5" draw:layer="layout" svg:width="25.199cm" svg:height="1.771cm" svg:x="1.4cm" svg:y="0.837cm" presentation:class="title">
          <draw:text-box>
            <text:p>User profile</text:p>
          </draw:text-box>
        </draw:frame>
        <draw:custom-shape draw:style-name="gr15" draw:text-style-name="P2" draw:layer="layout" svg:width="10cm" svg:height="1.6cm" svg:x="8cm" svg:y="8.2cm">
          <text:p text:style-name="P2">email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8cm" svg:height="1.4cm" svg:x="8.2cm" svg:y="10.8cm">
          <text:p text:style-name="P2">userid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cm" svg:height="1.8cm" svg:x="8.2cm" svg:y="13cm">
          <text:p text:style-name="P2">passwor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9.8cm" svg:height="2.2cm" svg:x="8.2cm" svg:y="4.6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cm" svg:height="1.4cm" svg:x="19.4cm" svg:y="5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cm" svg:height="1.4cm" svg:x="19.4cm" svg:y="8.4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cm" svg:height="1.4cm" svg:x="19.4cm" svg:y="11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cm" svg:height="1.4cm" svg:x="19.4cm" svg:y="13.4cm">
          <text:p text:style-name="P2">upda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9:51:47.584888141</meta:creation-date>
    <meta:editing-duration>PT11M51S</meta:editing-duration>
    <meta:editing-cycles>4</meta:editing-cycles>
    <meta:generator>LibreOffice/6.0.7.3$Linux_X86_64 LibreOffice_project/00m0$Build-3</meta:generator>
    <dc:title>Blue Curve</dc:title>
    <dc:date>2020-03-25T08:45:47.208535837</dc:date>
    <meta:document-statistic meta:object-count="102"/>
  </office:meta>
</office:document-meta>
</file>